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4/07/2018 17:14</text:span></text:p>
        <text:p><text:span text:style-name="T2"/></text:p>
        <text:p><text:span text:style-name="T3"/></text:p>
        <text:p><text:span text:style-name="T4">DEFIRO os pedidos de Licença Maternidade</text:span></text:p>
        <text:p><text:span text:style-name="T5">20501 - MARIA ISABELA DE ANDRADE PEREIRA, mat. concedo 180 dias a partir de 18/12/2017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4T20:14:44.000</dc:date>
    <meta:generator>PHPWord</meta:generator>
    <meta:initial-creator/>
    <meta:creation-date>2018-07-24T20:14:44.000</meta:creation-date>
    <meta:keyword/>
    <meta:user-defined meta:name="Category"/>
    <meta:user-defined meta:name="Company"/>
    <meta:user-defined meta:name="Manager"/>
  </office:meta>
</office:document-meta>
</file>